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automatic-styles>
    <style:style style:name="ce1" style:family="table-cell" style:parent-style-name="Default" style:data-style-name="N0">
      <style:text-properties style:font-name="Calibri" style:font-name-asian="Calibri" style:font-name-complex="Calibri" fo:font-size="9pt" style:font-size-asian="9pt" style:font-size-complex="9pt"/>
    </style:style>
    <style:style style:name="ce2" style:family="table-cell" style:parent-style-name="Default" style:data-style-name="N3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6" style:family="table-cell" style:parent-style-name="Default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7" style:family="table-cell" style:parent-style-name="Default" style:data-style-name="N0">
      <style:table-cell-properties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9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pt" style:use-optimal-row-height="tru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office:value-type="string" table:number-columns-spanned="9" table:number-rows-spanned="1" table:style-name="ce16">
            <text:p>Brutto- und Nettojahreseinkommen der ganzjährig Vollzeitbeschäftigten 2004 bis 2020</text:p>
          </table:table-cell>
          <table:covered-table-cell table:number-columns-repeated="8"/>
          <table:table-cell table:number-columns-repeated="16375" table:style-name="ce10"/>
        </table:table-row>
        <table:table-row table:style-name="ro2">
          <table:table-cell office:value-type="string" table:number-columns-spanned="1" table:number-rows-spanned="4" table:style-name="ce24">
            <text:p>Jahr</text:p>
          </table:table-cell>
          <table:table-cell office:value-type="string" table:number-columns-spanned="8" table:number-rows-spanned="1" table:style-name="ce17">
            <text:p>Ganzjährig Vollzeitbeschäftigte<text:span text:style-name="T2">1</text:span>)</text:p>
          </table:table-cell>
          <table:covered-table-cell table:number-columns-repeated="7"/>
          <table:table-cell table:number-columns-repeated="16375"/>
        </table:table-row>
        <table:table-row table:style-name="ro3">
          <table:covered-table-cell/>
          <table:table-cell office:value-type="string" table:number-columns-spanned="4" table:number-rows-spanned="1" table:style-name="ce15">
            <text:p>Bruttojahreseinkommen<text:span text:style-name="T2">2</text:span>)</text:p>
          </table:table-cell>
          <table:covered-table-cell table:number-columns-repeated="3"/>
          <table:table-cell office:value-type="string" table:number-columns-spanned="4" table:number-rows-spanned="1" table:style-name="ce17">
            <text:p>Nettojahreseinkommen<text:span text:style-name="T2">3</text:span>)</text:p>
          </table:table-cell>
          <table:covered-table-cell table:number-columns-repeated="3"/>
          <table:table-cell table:number-columns-repeated="16375"/>
        </table:table-row>
        <table:table-row table:style-name="ro4">
          <table:covered-table-cell/>
          <table:table-cell office:value-type="string" table:style-name="ce2">
            <text:p>1. Quartil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3. Quartil</text:p>
          </table:table-cell>
          <table:table-cell office:value-type="string" table:style-name="ce3">
            <text:p>Arithmetisches</text:p>
            <text:p>Mittel</text:p>
          </table:table-cell>
          <table:table-cell office:value-type="string" table:style-name="ce2">
            <text:p>1. Quartil</text:p>
          </table:table-cell>
          <table:table-cell office:value-type="string" table:style-name="ce2">
            <text:p>Median</text:p>
          </table:table-cell>
          <table:table-cell office:value-type="string" table:style-name="ce2">
            <text:p>3. Quartil</text:p>
          </table:table-cell>
          <table:table-cell office:value-type="string" table:style-name="ce3">
            <text:p>Arithmetisches</text:p>
            <text:p>Mittel</text:p>
          </table:table-cell>
          <table:table-cell table:number-columns-repeated="16375"/>
        </table:table-row>
        <table:table-row table:style-name="ro3">
          <table:covered-table-cell/>
          <table:table-cell office:value-type="string" table:number-columns-spanned="8" table:number-rows-spanned="1" table:style-name="ce21">
            <text:p>Euro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table:style-name="ce4"/>
          <table:table-cell office:value-type="string" table:number-columns-spanned="8" table:number-rows-spanned="1" table:style-name="ce19">
            <text:p>Insgesamt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2004" table:style-name="ce5">
            <text:p>2004</text:p>
          </table:table-cell>
          <table:table-cell office:value-type="float" office:value="23286" table:style-name="ce6">
            <text:p>23 286</text:p>
          </table:table-cell>
          <table:table-cell office:value-type="float" office:value="30266" table:style-name="ce6">
            <text:p>30 266</text:p>
          </table:table-cell>
          <table:table-cell office:value-type="float" office:value="41450" table:style-name="ce6">
            <text:p>41 450</text:p>
          </table:table-cell>
          <table:table-cell office:value-type="float" office:value="35851" table:style-name="ce6">
            <text:p>35 851</text:p>
          </table:table-cell>
          <table:table-cell office:value-type="float" office:value="16947" table:style-name="ce6">
            <text:p>16 947</text:p>
          </table:table-cell>
          <table:table-cell office:value-type="float" office:value="21140" table:style-name="ce6">
            <text:p>21 140</text:p>
          </table:table-cell>
          <table:table-cell office:value-type="float" office:value="27313" table:style-name="ce6">
            <text:p>27 313</text:p>
          </table:table-cell>
          <table:table-cell office:value-type="float" office:value="24248" table:style-name="ce6">
            <text:p>24 248</text:p>
          </table:table-cell>
          <table:table-cell table:number-columns-repeated="16375"/>
        </table:table-row>
        <table:table-row table:style-name="ro3">
          <table:table-cell office:value-type="float" office:value="2005" table:style-name="ce5">
            <text:p>2005</text:p>
          </table:table-cell>
          <table:table-cell office:value-type="float" office:value="23847" table:style-name="ce6">
            <text:p>23 847</text:p>
          </table:table-cell>
          <table:table-cell office:value-type="float" office:value="31118" table:style-name="ce6">
            <text:p>31 118</text:p>
          </table:table-cell>
          <table:table-cell office:value-type="float" office:value="42861" table:style-name="ce6">
            <text:p>42 861</text:p>
          </table:table-cell>
          <table:table-cell office:value-type="float" office:value="37035" table:style-name="ce6">
            <text:p>37 035</text:p>
          </table:table-cell>
          <table:table-cell office:value-type="float" office:value="17580" table:style-name="ce6">
            <text:p>17 580</text:p>
          </table:table-cell>
          <table:table-cell office:value-type="float" office:value="21836" table:style-name="ce6">
            <text:p>21 836</text:p>
          </table:table-cell>
          <table:table-cell office:value-type="float" office:value="28453" table:style-name="ce6">
            <text:p>28 453</text:p>
          </table:table-cell>
          <table:table-cell office:value-type="float" office:value="25181" table:style-name="ce6">
            <text:p>25 181</text:p>
          </table:table-cell>
          <table:table-cell table:number-columns-repeated="16375"/>
        </table:table-row>
        <table:table-row table:style-name="ro3">
          <table:table-cell office:value-type="float" office:value="2006" table:style-name="ce5">
            <text:p>2006</text:p>
          </table:table-cell>
          <table:table-cell office:value-type="float" office:value="24506" table:style-name="ce6">
            <text:p>24 506</text:p>
          </table:table-cell>
          <table:table-cell office:value-type="float" office:value="32129" table:style-name="ce6">
            <text:p>32 129</text:p>
          </table:table-cell>
          <table:table-cell office:value-type="float" office:value="44463" table:style-name="ce6">
            <text:p>44 463</text:p>
          </table:table-cell>
          <table:table-cell office:value-type="float" office:value="38286" table:style-name="ce6">
            <text:p>38 286</text:p>
          </table:table-cell>
          <table:table-cell office:value-type="float" office:value="17958" table:style-name="ce6">
            <text:p>17 958</text:p>
          </table:table-cell>
          <table:table-cell office:value-type="float" office:value="22418" table:style-name="ce6">
            <text:p>22 418</text:p>
          </table:table-cell>
          <table:table-cell office:value-type="float" office:value="29309" table:style-name="ce6">
            <text:p>29 309</text:p>
          </table:table-cell>
          <table:table-cell office:value-type="float" office:value="25877" table:style-name="ce6">
            <text:p>25 877</text:p>
          </table:table-cell>
          <table:table-cell table:number-columns-repeated="16375"/>
        </table:table-row>
        <table:table-row table:style-name="ro3">
          <table:table-cell office:value-type="float" office:value="2007" table:style-name="ce5">
            <text:p>2007</text:p>
          </table:table-cell>
          <table:table-cell office:value-type="float" office:value="25009" table:style-name="ce6">
            <text:p>25 009</text:p>
          </table:table-cell>
          <table:table-cell office:value-type="float" office:value="32911" table:style-name="ce6">
            <text:p>32 911</text:p>
          </table:table-cell>
          <table:table-cell office:value-type="float" office:value="45666" table:style-name="ce6">
            <text:p>45 666</text:p>
          </table:table-cell>
          <table:table-cell office:value-type="float" office:value="39327" table:style-name="ce6">
            <text:p>39 327</text:p>
          </table:table-cell>
          <table:table-cell office:value-type="float" office:value="18244" table:style-name="ce6">
            <text:p>18 244</text:p>
          </table:table-cell>
          <table:table-cell office:value-type="float" office:value="22870" table:style-name="ce6">
            <text:p>22 870</text:p>
          </table:table-cell>
          <table:table-cell office:value-type="float" office:value="29982" table:style-name="ce6">
            <text:p>29 982</text:p>
          </table:table-cell>
          <table:table-cell office:value-type="float" office:value="26476" table:style-name="ce6">
            <text:p>26 476</text:p>
          </table:table-cell>
          <table:table-cell table:number-columns-repeated="16375"/>
        </table:table-row>
        <table:table-row table:style-name="ro3">
          <table:table-cell office:value-type="float" office:value="2008" table:style-name="ce5">
            <text:p>2008</text:p>
          </table:table-cell>
          <table:table-cell office:value-type="float" office:value="25993" table:style-name="ce6">
            <text:p>25 993</text:p>
          </table:table-cell>
          <table:table-cell office:value-type="float" office:value="34173" table:style-name="ce6">
            <text:p>34 173</text:p>
          </table:table-cell>
          <table:table-cell office:value-type="float" office:value="47469" table:style-name="ce6">
            <text:p>47 469</text:p>
          </table:table-cell>
          <table:table-cell office:value-type="float" office:value="40924" table:style-name="ce6">
            <text:p>40 924</text:p>
          </table:table-cell>
          <table:table-cell office:value-type="float" office:value="18803" table:style-name="ce6">
            <text:p>18 803</text:p>
          </table:table-cell>
          <table:table-cell office:value-type="float" office:value="23574" table:style-name="ce6">
            <text:p>23 574</text:p>
          </table:table-cell>
          <table:table-cell office:value-type="float" office:value="30926" table:style-name="ce6">
            <text:p>30 926</text:p>
          </table:table-cell>
          <table:table-cell office:value-type="float" office:value="27384" table:style-name="ce6">
            <text:p>27 384</text:p>
          </table:table-cell>
          <table:table-cell table:number-columns-repeated="16375"/>
        </table:table-row>
        <table:table-row table:style-name="ro3">
          <table:table-cell office:value-type="float" office:value="2009" table:style-name="ce5">
            <text:p>2009</text:p>
          </table:table-cell>
          <table:table-cell office:value-type="float" office:value="26504" table:style-name="ce6">
            <text:p>26 504</text:p>
          </table:table-cell>
          <table:table-cell office:value-type="float" office:value="34945" table:style-name="ce6">
            <text:p>34 945</text:p>
          </table:table-cell>
          <table:table-cell office:value-type="float" office:value="48872" table:style-name="ce6">
            <text:p>48 872</text:p>
          </table:table-cell>
          <table:table-cell office:value-type="float" office:value="41909" table:style-name="ce6">
            <text:p>41 909</text:p>
          </table:table-cell>
          <table:table-cell office:value-type="float" office:value="19597" table:style-name="ce6">
            <text:p>19 597</text:p>
          </table:table-cell>
          <table:table-cell office:value-type="float" office:value="24611" table:style-name="ce6">
            <text:p>24 611</text:p>
          </table:table-cell>
          <table:table-cell office:value-type="float" office:value="32343" table:style-name="ce6">
            <text:p>32 343</text:p>
          </table:table-cell>
          <table:table-cell office:value-type="float" office:value="28613" table:style-name="ce6">
            <text:p>28 613</text:p>
          </table:table-cell>
          <table:table-cell table:number-columns-repeated="16375"/>
        </table:table-row>
        <table:table-row table:style-name="ro3">
          <table:table-cell office:value-type="float" office:value="2010" table:style-name="ce5">
            <text:p>2010</text:p>
          </table:table-cell>
          <table:table-cell office:value-type="float" office:value="26842" table:style-name="ce6">
            <text:p>26 842</text:p>
          </table:table-cell>
          <table:table-cell office:value-type="float" office:value="35474" table:style-name="ce6">
            <text:p>35 474</text:p>
          </table:table-cell>
          <table:table-cell office:value-type="float" office:value="49550" table:style-name="ce6">
            <text:p>49 550</text:p>
          </table:table-cell>
          <table:table-cell office:value-type="float" office:value="42479" table:style-name="ce6">
            <text:p>42 479</text:p>
          </table:table-cell>
          <table:table-cell office:value-type="float" office:value="19789" table:style-name="ce6">
            <text:p>19 789</text:p>
          </table:table-cell>
          <table:table-cell office:value-type="float" office:value="24912" table:style-name="ce6">
            <text:p>24 912</text:p>
          </table:table-cell>
          <table:table-cell office:value-type="float" office:value="32691" table:style-name="ce6">
            <text:p>32 691</text:p>
          </table:table-cell>
          <table:table-cell office:value-type="float" office:value="28889" table:style-name="ce6">
            <text:p>28 889</text:p>
          </table:table-cell>
          <table:table-cell table:number-columns-repeated="16375"/>
        </table:table-row>
        <table:table-row table:style-name="ro3">
          <table:table-cell office:value-type="float" office:value="2011" table:style-name="ce5">
            <text:p>2011</text:p>
          </table:table-cell>
          <table:table-cell office:value-type="float" office:value="27561" table:style-name="ce6">
            <text:p>27 561</text:p>
          </table:table-cell>
          <table:table-cell office:value-type="float" office:value="36273" table:style-name="ce6">
            <text:p>36 273</text:p>
          </table:table-cell>
          <table:table-cell office:value-type="float" office:value="50605" table:style-name="ce6">
            <text:p>50 605</text:p>
          </table:table-cell>
          <table:table-cell office:value-type="float" office:value="43500" table:style-name="ce6">
            <text:p>43 500</text:p>
          </table:table-cell>
          <table:table-cell office:value-type="float" office:value="20194" table:style-name="ce6">
            <text:p>20 194</text:p>
          </table:table-cell>
          <table:table-cell office:value-type="float" office:value="25340" table:style-name="ce6">
            <text:p>25 340</text:p>
          </table:table-cell>
          <table:table-cell office:value-type="float" office:value="33230" table:style-name="ce6">
            <text:p>33 230</text:p>
          </table:table-cell>
          <table:table-cell office:value-type="float" office:value="29408" table:style-name="ce6">
            <text:p>29 408</text:p>
          </table:table-cell>
          <table:table-cell table:number-columns-repeated="16375"/>
        </table:table-row>
        <table:table-row table:style-name="ro3">
          <table:table-cell office:value-type="float" office:value="2012" table:style-name="ce5">
            <text:p>2012</text:p>
          </table:table-cell>
          <table:table-cell office:value-type="float" office:value="28324" table:style-name="ce6">
            <text:p>28 324</text:p>
          </table:table-cell>
          <table:table-cell office:value-type="float" office:value="37317" table:style-name="ce6">
            <text:p>37 317</text:p>
          </table:table-cell>
          <table:table-cell office:value-type="float" office:value="52092" table:style-name="ce6">
            <text:p>52 092</text:p>
          </table:table-cell>
          <table:table-cell office:value-type="float" office:value="44730" table:style-name="ce6">
            <text:p>44 730</text:p>
          </table:table-cell>
          <table:table-cell office:value-type="float" office:value="20612" table:style-name="ce6">
            <text:p>20 612</text:p>
          </table:table-cell>
          <table:table-cell office:value-type="float" office:value="25896" table:style-name="ce6">
            <text:p>25 896</text:p>
          </table:table-cell>
          <table:table-cell office:value-type="float" office:value="33983" table:style-name="ce6">
            <text:p>33 983</text:p>
          </table:table-cell>
          <table:table-cell office:value-type="float" office:value="30088" table:style-name="ce6">
            <text:p>30 088</text:p>
          </table:table-cell>
          <table:table-cell table:number-columns-repeated="16375"/>
        </table:table-row>
        <table:table-row table:style-name="ro3">
          <table:table-cell office:value-type="float" office:value="2013" table:style-name="ce5">
            <text:p>2013</text:p>
          </table:table-cell>
          <table:table-cell office:value-type="float" office:value="29136" table:style-name="ce6">
            <text:p>29 136</text:p>
          </table:table-cell>
          <table:table-cell office:value-type="float" office:value="38270" table:style-name="ce6">
            <text:p>38 270</text:p>
          </table:table-cell>
          <table:table-cell office:value-type="float" office:value="53335" table:style-name="ce6">
            <text:p>53 335</text:p>
          </table:table-cell>
          <table:table-cell office:value-type="float" office:value="45802" table:style-name="ce6">
            <text:p>45 802</text:p>
          </table:table-cell>
          <table:table-cell office:value-type="float" office:value="21067" table:style-name="ce6">
            <text:p>21 067</text:p>
          </table:table-cell>
          <table:table-cell office:value-type="float" office:value="26403" table:style-name="ce6">
            <text:p>26 403</text:p>
          </table:table-cell>
          <table:table-cell office:value-type="float" office:value="34587" table:style-name="ce6">
            <text:p>34 587</text:p>
          </table:table-cell>
          <table:table-cell office:value-type="float" office:value="30616" table:style-name="ce6">
            <text:p>30 616</text:p>
          </table:table-cell>
          <table:table-cell table:number-columns-repeated="16375"/>
        </table:table-row>
        <table:table-row table:style-name="ro3">
          <table:table-cell office:value-type="float" office:value="2014" table:style-name="ce5">
            <text:p>2014</text:p>
          </table:table-cell>
          <table:table-cell office:value-type="float" office:value="29689" table:style-name="ce6">
            <text:p>29 689</text:p>
          </table:table-cell>
          <table:table-cell office:value-type="float" office:value="38956" table:style-name="ce6">
            <text:p>38 956</text:p>
          </table:table-cell>
          <table:table-cell office:value-type="float" office:value="54232" table:style-name="ce6">
            <text:p>54 232</text:p>
          </table:table-cell>
          <table:table-cell office:value-type="float" office:value="46554" table:style-name="ce6">
            <text:p>46 554</text:p>
          </table:table-cell>
          <table:table-cell office:value-type="float" office:value="21377" table:style-name="ce6">
            <text:p>21 377</text:p>
          </table:table-cell>
          <table:table-cell office:value-type="float" office:value="26758" table:style-name="ce6">
            <text:p>26 758</text:p>
          </table:table-cell>
          <table:table-cell office:value-type="float" office:value="35042" table:style-name="ce6">
            <text:p>35 042</text:p>
          </table:table-cell>
          <table:table-cell office:value-type="float" office:value="30958" table:style-name="ce6">
            <text:p>30 958</text:p>
          </table:table-cell>
          <table:table-cell table:number-columns-repeated="16375"/>
        </table:table-row>
        <table:table-row table:style-name="ro3">
          <table:table-cell office:value-type="float" office:value="2015" table:style-name="ce5">
            <text:p>2015</text:p>
          </table:table-cell>
          <table:table-cell office:value-type="float" office:value="30363" table:style-name="ce6">
            <text:p>30 363</text:p>
          </table:table-cell>
          <table:table-cell office:value-type="float" office:value="39812" table:style-name="ce6">
            <text:p>39 812</text:p>
          </table:table-cell>
          <table:table-cell office:value-type="float" office:value="55547" table:style-name="ce6">
            <text:p>55 547</text:p>
          </table:table-cell>
          <table:table-cell office:value-type="float" office:value="47670" table:style-name="ce6">
            <text:p>47 670</text:p>
          </table:table-cell>
          <table:table-cell office:value-type="float" office:value="21735" table:style-name="ce6">
            <text:p>21 735</text:p>
          </table:table-cell>
          <table:table-cell office:value-type="float" office:value="27205" table:style-name="ce6">
            <text:p>27 205</text:p>
          </table:table-cell>
          <table:table-cell office:value-type="float" office:value="35677" table:style-name="ce6">
            <text:p>35 677</text:p>
          </table:table-cell>
          <table:table-cell office:value-type="float" office:value="31524" table:style-name="ce6">
            <text:p>31 524</text:p>
          </table:table-cell>
          <table:table-cell table:number-columns-repeated="16375"/>
        </table:table-row>
        <table:table-row table:style-name="ro3">
          <table:table-cell office:value-type="float" office:value="2016" table:style-name="ce5">
            <text:p>2016</text:p>
          </table:table-cell>
          <table:table-cell office:value-type="float" office:value="31062" table:style-name="ce6">
            <text:p>31 062</text:p>
          </table:table-cell>
          <table:table-cell office:value-type="float" office:value="40632" table:style-name="ce6">
            <text:p>40 632</text:p>
          </table:table-cell>
          <table:table-cell office:value-type="float" office:value="56848" table:style-name="ce6">
            <text:p>56 848</text:p>
          </table:table-cell>
          <table:table-cell office:value-type="float" office:value="48976" table:style-name="ce6">
            <text:p>48 976</text:p>
          </table:table-cell>
          <table:table-cell office:value-type="float" office:value="23017" table:style-name="ce6">
            <text:p>23 017</text:p>
          </table:table-cell>
          <table:table-cell office:value-type="float" office:value="28769" table:style-name="ce6">
            <text:p>28 769</text:p>
          </table:table-cell>
          <table:table-cell office:value-type="float" office:value="37851" table:style-name="ce6">
            <text:p>37 851</text:p>
          </table:table-cell>
          <table:table-cell office:value-type="float" office:value="33418" table:style-name="ce6">
            <text:p>33 418</text:p>
          </table:table-cell>
          <table:table-cell table:number-columns-repeated="16375"/>
        </table:table-row>
        <table:table-row table:style-name="ro3">
          <table:table-cell office:value-type="float" office:value="2017" table:style-name="ce5">
            <text:p>2017</text:p>
          </table:table-cell>
          <table:table-cell office:value-type="float" office:value="31755" table:style-name="ce6">
            <text:p>31 755</text:p>
          </table:table-cell>
          <table:table-cell office:value-type="float" office:value="41510" table:style-name="ce6">
            <text:p>41 510</text:p>
          </table:table-cell>
          <table:table-cell office:value-type="float" office:value="58079" table:style-name="ce6">
            <text:p>58 079</text:p>
          </table:table-cell>
          <table:table-cell office:value-type="float" office:value="49966" table:style-name="ce6">
            <text:p>49 966</text:p>
          </table:table-cell>
          <table:table-cell office:value-type="float" office:value="23425" table:style-name="ce6">
            <text:p>23 425</text:p>
          </table:table-cell>
          <table:table-cell office:value-type="float" office:value="29248" table:style-name="ce6">
            <text:p>29 248</text:p>
          </table:table-cell>
          <table:table-cell office:value-type="float" office:value="38485" table:style-name="ce6">
            <text:p>38 485</text:p>
          </table:table-cell>
          <table:table-cell office:value-type="float" office:value="33964" table:style-name="ce6">
            <text:p>33 964</text:p>
          </table:table-cell>
          <table:table-cell table:number-columns-repeated="16375"/>
        </table:table-row>
        <table:table-row table:style-name="ro3">
          <table:table-cell office:value-type="float" office:value="2018" table:style-name="ce5">
            <text:p>2018</text:p>
          </table:table-cell>
          <table:table-cell office:value-type="float" office:value="32579" table:style-name="ce6">
            <text:p>32 579</text:p>
          </table:table-cell>
          <table:table-cell office:value-type="float" office:value="42448" table:style-name="ce6">
            <text:p>42 448</text:p>
          </table:table-cell>
          <table:table-cell office:value-type="float" office:value="59388" table:style-name="ce6">
            <text:p>59 388</text:p>
          </table:table-cell>
          <table:table-cell office:value-type="float" office:value="51130" table:style-name="ce6">
            <text:p>51 130</text:p>
          </table:table-cell>
          <table:table-cell office:value-type="float" office:value="23896" table:style-name="ce6">
            <text:p>23 896</text:p>
          </table:table-cell>
          <table:table-cell office:value-type="float" office:value="29777" table:style-name="ce6">
            <text:p>29 777</text:p>
          </table:table-cell>
          <table:table-cell office:value-type="float" office:value="39192" table:style-name="ce6">
            <text:p>39 192</text:p>
          </table:table-cell>
          <table:table-cell office:value-type="float" office:value="34623" table:style-name="ce6">
            <text:p>34 623</text:p>
          </table:table-cell>
          <table:table-cell table:number-columns-repeated="16375"/>
        </table:table-row>
        <table:table-row table:style-name="ro3">
          <table:table-cell office:value-type="float" office:value="2019" table:style-name="ce5">
            <text:p>2019</text:p>
          </table:table-cell>
          <table:table-cell office:value-type="float" office:value="33643" table:style-name="ce6">
            <text:p>33 643</text:p>
          </table:table-cell>
          <table:table-cell office:value-type="float" office:value="43719" table:style-name="ce6">
            <text:p>43 719</text:p>
          </table:table-cell>
          <table:table-cell office:value-type="float" office:value="61075" table:style-name="ce6">
            <text:p>61 075</text:p>
          </table:table-cell>
          <table:table-cell office:value-type="float" office:value="52559" table:style-name="ce6">
            <text:p>52 559</text:p>
          </table:table-cell>
          <table:table-cell office:value-type="float" office:value="24638" table:style-name="ce6">
            <text:p>24 638</text:p>
          </table:table-cell>
          <table:table-cell office:value-type="float" office:value="30766" table:style-name="ce6">
            <text:p>30 766</text:p>
          </table:table-cell>
          <table:table-cell office:value-type="float" office:value="40427" table:style-name="ce6">
            <text:p>40 427</text:p>
          </table:table-cell>
          <table:table-cell office:value-type="float" office:value="35683" table:style-name="ce6">
            <text:p>35 683</text:p>
          </table:table-cell>
          <table:table-cell table:number-columns-repeated="16375"/>
        </table:table-row>
        <table:table-row table:style-name="ro3">
          <table:table-cell office:value-type="float" office:value="2020" table:style-name="ce5">
            <text:p>2020</text:p>
          </table:table-cell>
          <table:table-cell office:value-type="float" office:value="34177" table:style-name="ce6">
            <text:p>34 177</text:p>
          </table:table-cell>
          <table:table-cell office:value-type="float" office:value="44395" table:style-name="ce6">
            <text:p>44 395</text:p>
          </table:table-cell>
          <table:table-cell office:value-type="float" office:value="62167" table:style-name="ce6">
            <text:p>62 167</text:p>
          </table:table-cell>
          <table:table-cell office:value-type="float" office:value="53453" table:style-name="ce6">
            <text:p>53 453</text:p>
          </table:table-cell>
          <table:table-cell office:value-type="float" office:value="25349" table:style-name="ce6">
            <text:p>25 349</text:p>
          </table:table-cell>
          <table:table-cell office:value-type="float" office:value="31593" table:style-name="ce6">
            <text:p>31 593</text:p>
          </table:table-cell>
          <table:table-cell office:value-type="float" office:value="41463" table:style-name="ce6">
            <text:p>41 463</text:p>
          </table:table-cell>
          <table:table-cell office:value-type="float" office:value="36637" table:style-name="ce6">
            <text:p>36 637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Veränderung 2019-2020, %</text:p>
          </table:table-cell>
          <table:table-cell office:value-type="float" office:value="1.5872544065630194" table:style-name="ce8">
            <text:p>1,6</text:p>
          </table:table-cell>
          <table:table-cell office:value-type="float" office:value="1.5462384775497924" table:style-name="ce8">
            <text:p>1,5</text:p>
          </table:table-cell>
          <table:table-cell office:value-type="float" office:value="1.7879656160458381" table:style-name="ce8">
            <text:p>1,8</text:p>
          </table:table-cell>
          <table:table-cell office:value-type="float" office:value="1.7009456039879041" table:style-name="ce8">
            <text:p>1,7</text:p>
          </table:table-cell>
          <table:table-cell office:value-type="float" office:value="2.8857861839435088" table:style-name="ce8">
            <text:p>2,9</text:p>
          </table:table-cell>
          <table:table-cell office:value-type="float" office:value="2.6880322433855639" table:style-name="ce8">
            <text:p>2,7</text:p>
          </table:table-cell>
          <table:table-cell office:value-type="float" office:value="2.5626437776733439" table:style-name="ce8">
            <text:p>2,6</text:p>
          </table:table-cell>
          <table:table-cell office:value-type="float" office:value="2.6735420228119864" table:style-name="ce8">
            <text:p>2,7</text:p>
          </table:table-cell>
          <table:table-cell table:number-columns-repeated="16375"/>
        </table:table-row>
        <table:table-row table:style-name="ro3">
          <table:table-cell table:style-name="ce9"/>
          <table:table-cell office:value-type="string" table:number-columns-spanned="8" table:number-rows-spanned="1" table:style-name="ce20">
            <text:p>Frauen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2004" table:style-name="ce5">
            <text:p>2004</text:p>
          </table:table-cell>
          <table:table-cell office:value-type="float" office:value="19181" table:style-name="ce6">
            <text:p>19 181</text:p>
          </table:table-cell>
          <table:table-cell office:value-type="float" office:value="25495" table:style-name="ce6">
            <text:p>25 495</text:p>
          </table:table-cell>
          <table:table-cell office:value-type="float" office:value="34553" table:style-name="ce6">
            <text:p>34 553</text:p>
          </table:table-cell>
          <table:table-cell office:value-type="float" office:value="28729" table:style-name="ce6">
            <text:p>28 729</text:p>
          </table:table-cell>
          <table:table-cell office:value-type="float" office:value="14570" table:style-name="ce6">
            <text:p>14 570</text:p>
          </table:table-cell>
          <table:table-cell office:value-type="float" office:value="18298" table:style-name="ce6">
            <text:p>18 298</text:p>
          </table:table-cell>
          <table:table-cell office:value-type="float" office:value="23567" table:style-name="ce6">
            <text:p>23 567</text:p>
          </table:table-cell>
          <table:table-cell office:value-type="float" office:value="20056" table:style-name="ce6">
            <text:p>20 056</text:p>
          </table:table-cell>
          <table:table-cell table:number-columns-repeated="16375"/>
        </table:table-row>
        <table:table-row table:style-name="ro3">
          <table:table-cell office:value-type="float" office:value="2005" table:style-name="ce5">
            <text:p>2005</text:p>
          </table:table-cell>
          <table:table-cell office:value-type="float" office:value="19750" table:style-name="ce6">
            <text:p>19 750</text:p>
          </table:table-cell>
          <table:table-cell office:value-type="float" office:value="26340" table:style-name="ce6">
            <text:p>26 340</text:p>
          </table:table-cell>
          <table:table-cell office:value-type="float" office:value="35880" table:style-name="ce6">
            <text:p>35 880</text:p>
          </table:table-cell>
          <table:table-cell office:value-type="float" office:value="29825" table:style-name="ce6">
            <text:p>29 825</text:p>
          </table:table-cell>
          <table:table-cell office:value-type="float" office:value="15217" table:style-name="ce6">
            <text:p>15 217</text:p>
          </table:table-cell>
          <table:table-cell office:value-type="float" office:value="19046" table:style-name="ce6">
            <text:p>19 046</text:p>
          </table:table-cell>
          <table:table-cell office:value-type="float" office:value="24552" table:style-name="ce6">
            <text:p>24 552</text:p>
          </table:table-cell>
          <table:table-cell office:value-type="float" office:value="20948" table:style-name="ce6">
            <text:p>20 948</text:p>
          </table:table-cell>
          <table:table-cell table:number-columns-repeated="16375"/>
        </table:table-row>
        <table:table-row table:style-name="ro3">
          <table:table-cell office:value-type="float" office:value="2006" table:style-name="ce5">
            <text:p>2006</text:p>
          </table:table-cell>
          <table:table-cell office:value-type="float" office:value="20327" table:style-name="ce6">
            <text:p>20 327</text:p>
          </table:table-cell>
          <table:table-cell office:value-type="float" office:value="27276" table:style-name="ce6">
            <text:p>27 276</text:p>
          </table:table-cell>
          <table:table-cell office:value-type="float" office:value="37304" table:style-name="ce6">
            <text:p>37 304</text:p>
          </table:table-cell>
          <table:table-cell office:value-type="float" office:value="30891" table:style-name="ce6">
            <text:p>30 891</text:p>
          </table:table-cell>
          <table:table-cell office:value-type="float" office:value="15547" table:style-name="ce6">
            <text:p>15 547</text:p>
          </table:table-cell>
          <table:table-cell office:value-type="float" office:value="19578" table:style-name="ce6">
            <text:p>19 578</text:p>
          </table:table-cell>
          <table:table-cell office:value-type="float" office:value="25340" table:style-name="ce6">
            <text:p>25 340</text:p>
          </table:table-cell>
          <table:table-cell office:value-type="float" office:value="21540" table:style-name="ce6">
            <text:p>21 540</text:p>
          </table:table-cell>
          <table:table-cell table:number-columns-repeated="16375"/>
        </table:table-row>
        <table:table-row table:style-name="ro3">
          <table:table-cell office:value-type="float" office:value="2007" table:style-name="ce5">
            <text:p>2007</text:p>
          </table:table-cell>
          <table:table-cell office:value-type="float" office:value="20669" table:style-name="ce6">
            <text:p>20 669</text:p>
          </table:table-cell>
          <table:table-cell office:value-type="float" office:value="27979" table:style-name="ce6">
            <text:p>27 979</text:p>
          </table:table-cell>
          <table:table-cell office:value-type="float" office:value="38490" table:style-name="ce6">
            <text:p>38 490</text:p>
          </table:table-cell>
          <table:table-cell office:value-type="float" office:value="31724" table:style-name="ce6">
            <text:p>31 724</text:p>
          </table:table-cell>
          <table:table-cell office:value-type="float" office:value="15736" table:style-name="ce6">
            <text:p>15 736</text:p>
          </table:table-cell>
          <table:table-cell office:value-type="float" office:value="19961" table:style-name="ce6">
            <text:p>19 961</text:p>
          </table:table-cell>
          <table:table-cell office:value-type="float" office:value="25961" table:style-name="ce6">
            <text:p>25 961</text:p>
          </table:table-cell>
          <table:table-cell office:value-type="float" office:value="21985" table:style-name="ce6">
            <text:p>21 985</text:p>
          </table:table-cell>
          <table:table-cell table:number-columns-repeated="16375"/>
        </table:table-row>
        <table:table-row table:style-name="ro3">
          <table:table-cell office:value-type="float" office:value="2008" table:style-name="ce5">
            <text:p>2008</text:p>
          </table:table-cell>
          <table:table-cell office:value-type="float" office:value="21692" table:style-name="ce6">
            <text:p>21 692</text:p>
          </table:table-cell>
          <table:table-cell office:value-type="float" office:value="29183" table:style-name="ce6">
            <text:p>29 183</text:p>
          </table:table-cell>
          <table:table-cell office:value-type="float" office:value="40295" table:style-name="ce6">
            <text:p>40 295</text:p>
          </table:table-cell>
          <table:table-cell office:value-type="float" office:value="33328" table:style-name="ce6">
            <text:p>33 328</text:p>
          </table:table-cell>
          <table:table-cell office:value-type="float" office:value="16337" table:style-name="ce6">
            <text:p>16 337</text:p>
          </table:table-cell>
          <table:table-cell office:value-type="float" office:value="20670" table:style-name="ce6">
            <text:p>20 670</text:p>
          </table:table-cell>
          <table:table-cell office:value-type="float" office:value="26931" table:style-name="ce6">
            <text:p>26 931</text:p>
          </table:table-cell>
          <table:table-cell office:value-type="float" office:value="22940" table:style-name="ce6">
            <text:p>22 940</text:p>
          </table:table-cell>
          <table:table-cell table:number-columns-repeated="16375"/>
        </table:table-row>
        <table:table-row table:style-name="ro3">
          <table:table-cell office:value-type="float" office:value="2009" table:style-name="ce5">
            <text:p>2009</text:p>
          </table:table-cell>
          <table:table-cell office:value-type="float" office:value="22353" table:style-name="ce6">
            <text:p>22 353</text:p>
          </table:table-cell>
          <table:table-cell office:value-type="float" office:value="30227" table:style-name="ce6">
            <text:p>30 227</text:p>
          </table:table-cell>
          <table:table-cell office:value-type="float" office:value="41988" table:style-name="ce6">
            <text:p>41 988</text:p>
          </table:table-cell>
          <table:table-cell office:value-type="float" office:value="34619" table:style-name="ce6">
            <text:p>34 619</text:p>
          </table:table-cell>
          <table:table-cell office:value-type="float" office:value="17162" table:style-name="ce6">
            <text:p>17 162</text:p>
          </table:table-cell>
          <table:table-cell office:value-type="float" office:value="21817" table:style-name="ce6">
            <text:p>21 817</text:p>
          </table:table-cell>
          <table:table-cell office:value-type="float" office:value="28494" table:style-name="ce6">
            <text:p>28 494</text:p>
          </table:table-cell>
          <table:table-cell office:value-type="float" office:value="24266" table:style-name="ce6">
            <text:p>24 266</text:p>
          </table:table-cell>
          <table:table-cell table:number-columns-repeated="16375"/>
        </table:table-row>
        <table:table-row table:style-name="ro3">
          <table:table-cell office:value-type="float" office:value="2010" table:style-name="ce5">
            <text:p>2010</text:p>
          </table:table-cell>
          <table:table-cell office:value-type="float" office:value="22672" table:style-name="ce6">
            <text:p>22 672</text:p>
          </table:table-cell>
          <table:table-cell office:value-type="float" office:value="30775" table:style-name="ce6">
            <text:p>30 775</text:p>
          </table:table-cell>
          <table:table-cell office:value-type="float" office:value="42736" table:style-name="ce6">
            <text:p>42 736</text:p>
          </table:table-cell>
          <table:table-cell office:value-type="float" office:value="35268" table:style-name="ce6">
            <text:p>35 268</text:p>
          </table:table-cell>
          <table:table-cell office:value-type="float" office:value="17346" table:style-name="ce6">
            <text:p>17 346</text:p>
          </table:table-cell>
          <table:table-cell office:value-type="float" office:value="22130" table:style-name="ce6">
            <text:p>22 130</text:p>
          </table:table-cell>
          <table:table-cell office:value-type="float" office:value="28898" table:style-name="ce6">
            <text:p>28 898</text:p>
          </table:table-cell>
          <table:table-cell office:value-type="float" office:value="24631" table:style-name="ce6">
            <text:p>24 631</text:p>
          </table:table-cell>
          <table:table-cell table:number-columns-repeated="16375"/>
        </table:table-row>
        <table:table-row table:style-name="ro3">
          <table:table-cell office:value-type="float" office:value="2011" table:style-name="ce5">
            <text:p>2011</text:p>
          </table:table-cell>
          <table:table-cell office:value-type="float" office:value="23486" table:style-name="ce6">
            <text:p>23 486</text:p>
          </table:table-cell>
          <table:table-cell office:value-type="float" office:value="31598" table:style-name="ce6">
            <text:p>31 598</text:p>
          </table:table-cell>
          <table:table-cell office:value-type="float" office:value="43802" table:style-name="ce6">
            <text:p>43 802</text:p>
          </table:table-cell>
          <table:table-cell office:value-type="float" office:value="36256" table:style-name="ce6">
            <text:p>36 256</text:p>
          </table:table-cell>
          <table:table-cell office:value-type="float" office:value="17823" table:style-name="ce6">
            <text:p>17 823</text:p>
          </table:table-cell>
          <table:table-cell office:value-type="float" office:value="22605" table:style-name="ce6">
            <text:p>22 605</text:p>
          </table:table-cell>
          <table:table-cell office:value-type="float" office:value="29443" table:style-name="ce6">
            <text:p>29 443</text:p>
          </table:table-cell>
          <table:table-cell office:value-type="float" office:value="25170" table:style-name="ce6">
            <text:p>25 170</text:p>
          </table:table-cell>
          <table:table-cell table:number-columns-repeated="16375"/>
        </table:table-row>
        <table:table-row table:style-name="ro3">
          <table:table-cell office:value-type="float" office:value="2012" table:style-name="ce5">
            <text:p>2012</text:p>
          </table:table-cell>
          <table:table-cell office:value-type="float" office:value="24216" table:style-name="ce6">
            <text:p>24 216</text:p>
          </table:table-cell>
          <table:table-cell office:value-type="float" office:value="32540" table:style-name="ce6">
            <text:p>32 540</text:p>
          </table:table-cell>
          <table:table-cell office:value-type="float" office:value="45222" table:style-name="ce6">
            <text:p>45 222</text:p>
          </table:table-cell>
          <table:table-cell office:value-type="float" office:value="37449" table:style-name="ce6">
            <text:p>37 449</text:p>
          </table:table-cell>
          <table:table-cell office:value-type="float" office:value="18219" table:style-name="ce6">
            <text:p>18 219</text:p>
          </table:table-cell>
          <table:table-cell office:value-type="float" office:value="23130" table:style-name="ce6">
            <text:p>23 130</text:p>
          </table:table-cell>
          <table:table-cell office:value-type="float" office:value="30182" table:style-name="ce6">
            <text:p>30 182</text:p>
          </table:table-cell>
          <table:table-cell office:value-type="float" office:value="25844" table:style-name="ce6">
            <text:p>25 844</text:p>
          </table:table-cell>
          <table:table-cell table:number-columns-repeated="16375"/>
        </table:table-row>
        <table:table-row table:style-name="ro3">
          <table:table-cell office:value-type="float" office:value="2013" table:style-name="ce5">
            <text:p>2013</text:p>
          </table:table-cell>
          <table:table-cell office:value-type="float" office:value="24994" table:style-name="ce6">
            <text:p>24 994</text:p>
          </table:table-cell>
          <table:table-cell office:value-type="float" office:value="33428" table:style-name="ce6">
            <text:p>33 428</text:p>
          </table:table-cell>
          <table:table-cell office:value-type="float" office:value="46263" table:style-name="ce6">
            <text:p>46 263</text:p>
          </table:table-cell>
          <table:table-cell office:value-type="float" office:value="38451" table:style-name="ce6">
            <text:p>38 451</text:p>
          </table:table-cell>
          <table:table-cell office:value-type="float" office:value="18650" table:style-name="ce6">
            <text:p>18 650</text:p>
          </table:table-cell>
          <table:table-cell office:value-type="float" office:value="23631" table:style-name="ce6">
            <text:p>23 631</text:p>
          </table:table-cell>
          <table:table-cell office:value-type="float" office:value="30726" table:style-name="ce6">
            <text:p>30 726</text:p>
          </table:table-cell>
          <table:table-cell office:value-type="float" office:value="26398" table:style-name="ce6">
            <text:p>26 398</text:p>
          </table:table-cell>
          <table:table-cell table:number-columns-repeated="16375"/>
        </table:table-row>
        <table:table-row table:style-name="ro3">
          <table:table-cell office:value-type="float" office:value="2014" table:style-name="ce5">
            <text:p>2014</text:p>
          </table:table-cell>
          <table:table-cell office:value-type="float" office:value="25508" table:style-name="ce6">
            <text:p>25 508</text:p>
          </table:table-cell>
          <table:table-cell office:value-type="float" office:value="34092" table:style-name="ce6">
            <text:p>34 092</text:p>
          </table:table-cell>
          <table:table-cell office:value-type="float" office:value="47096" table:style-name="ce6">
            <text:p>47 096</text:p>
          </table:table-cell>
          <table:table-cell office:value-type="float" office:value="39109" table:style-name="ce6">
            <text:p>39 109</text:p>
          </table:table-cell>
          <table:table-cell office:value-type="float" office:value="18956" table:style-name="ce6">
            <text:p>18 956</text:p>
          </table:table-cell>
          <table:table-cell office:value-type="float" office:value="24001" table:style-name="ce6">
            <text:p>24 001</text:p>
          </table:table-cell>
          <table:table-cell office:value-type="float" office:value="31136" table:style-name="ce6">
            <text:p>31 136</text:p>
          </table:table-cell>
          <table:table-cell office:value-type="float" office:value="26674" table:style-name="ce6">
            <text:p>26 674</text:p>
          </table:table-cell>
          <table:table-cell table:number-columns-repeated="16375"/>
        </table:table-row>
        <table:table-row table:style-name="ro3">
          <table:table-cell office:value-type="float" office:value="2015" table:style-name="ce5">
            <text:p>2015</text:p>
          </table:table-cell>
          <table:table-cell office:value-type="float" office:value="26232" table:style-name="ce6">
            <text:p>26 232</text:p>
          </table:table-cell>
          <table:table-cell office:value-type="float" office:value="35023" table:style-name="ce6">
            <text:p>35 023</text:p>
          </table:table-cell>
          <table:table-cell office:value-type="float" office:value="48477" table:style-name="ce6">
            <text:p>48 477</text:p>
          </table:table-cell>
          <table:table-cell office:value-type="float" office:value="40277" table:style-name="ce6">
            <text:p>40 277</text:p>
          </table:table-cell>
          <table:table-cell office:value-type="float" office:value="19360" table:style-name="ce6">
            <text:p>19 360</text:p>
          </table:table-cell>
          <table:table-cell office:value-type="float" office:value="24518" table:style-name="ce6">
            <text:p>24 518</text:p>
          </table:table-cell>
          <table:table-cell office:value-type="float" office:value="31827" table:style-name="ce6">
            <text:p>31 827</text:p>
          </table:table-cell>
          <table:table-cell office:value-type="float" office:value="27307" table:style-name="ce6">
            <text:p>27 307</text:p>
          </table:table-cell>
          <table:table-cell table:number-columns-repeated="16375"/>
        </table:table-row>
        <table:table-row table:style-name="ro3">
          <table:table-cell office:value-type="float" office:value="2016" table:style-name="ce5">
            <text:p>2016</text:p>
          </table:table-cell>
          <table:table-cell office:value-type="float" office:value="27203" table:style-name="ce6">
            <text:p>27 203</text:p>
          </table:table-cell>
          <table:table-cell office:value-type="float" office:value="36120" table:style-name="ce6">
            <text:p>36 120</text:p>
          </table:table-cell>
          <table:table-cell office:value-type="float" office:value="49984" table:style-name="ce6">
            <text:p>49 984</text:p>
          </table:table-cell>
          <table:table-cell office:value-type="float" office:value="42013" table:style-name="ce6">
            <text:p>42 013</text:p>
          </table:table-cell>
          <table:table-cell office:value-type="float" office:value="20719" table:style-name="ce6">
            <text:p>20 719</text:p>
          </table:table-cell>
          <table:table-cell office:value-type="float" office:value="26088" table:style-name="ce6">
            <text:p>26 088</text:p>
          </table:table-cell>
          <table:table-cell office:value-type="float" office:value="34015" table:style-name="ce6">
            <text:p>34 015</text:p>
          </table:table-cell>
          <table:table-cell office:value-type="float" office:value="29333" table:style-name="ce6">
            <text:p>29 333</text:p>
          </table:table-cell>
          <table:table-cell table:number-columns-repeated="16375"/>
        </table:table-row>
        <table:table-row table:style-name="ro3">
          <table:table-cell office:value-type="float" office:value="2017" table:style-name="ce5">
            <text:p>2017</text:p>
          </table:table-cell>
          <table:table-cell office:value-type="float" office:value="27930" table:style-name="ce6">
            <text:p>27 930</text:p>
          </table:table-cell>
          <table:table-cell office:value-type="float" office:value="36985" table:style-name="ce6">
            <text:p>36 985</text:p>
          </table:table-cell>
          <table:table-cell office:value-type="float" office:value="51159" table:style-name="ce6">
            <text:p>51 159</text:p>
          </table:table-cell>
          <table:table-cell office:value-type="float" office:value="42943" table:style-name="ce6">
            <text:p>42 943</text:p>
          </table:table-cell>
          <table:table-cell office:value-type="float" office:value="21141" table:style-name="ce6">
            <text:p>21 141</text:p>
          </table:table-cell>
          <table:table-cell office:value-type="float" office:value="26573" table:style-name="ce6">
            <text:p>26 573</text:p>
          </table:table-cell>
          <table:table-cell office:value-type="float" office:value="34655" table:style-name="ce6">
            <text:p>34 655</text:p>
          </table:table-cell>
          <table:table-cell office:value-type="float" office:value="29870" table:style-name="ce6">
            <text:p>29 870</text:p>
          </table:table-cell>
          <table:table-cell table:number-columns-repeated="16375"/>
        </table:table-row>
        <table:table-row table:style-name="ro3">
          <table:table-cell office:value-type="float" office:value="2018" table:style-name="ce5">
            <text:p>2018</text:p>
          </table:table-cell>
          <table:table-cell office:value-type="float" office:value="28699" table:style-name="ce6">
            <text:p>28 699</text:p>
          </table:table-cell>
          <table:table-cell office:value-type="float" office:value="37959" table:style-name="ce6">
            <text:p>37 959</text:p>
          </table:table-cell>
          <table:table-cell office:value-type="float" office:value="52414" table:style-name="ce6">
            <text:p>52 414</text:p>
          </table:table-cell>
          <table:table-cell office:value-type="float" office:value="44060" table:style-name="ce6">
            <text:p>44 060</text:p>
          </table:table-cell>
          <table:table-cell office:value-type="float" office:value="21611" table:style-name="ce6">
            <text:p>21 611</text:p>
          </table:table-cell>
          <table:table-cell office:value-type="float" office:value="27127" table:style-name="ce6">
            <text:p>27 127</text:p>
          </table:table-cell>
          <table:table-cell office:value-type="float" office:value="35334" table:style-name="ce6">
            <text:p>35 334</text:p>
          </table:table-cell>
          <table:table-cell office:value-type="float" office:value="30525" table:style-name="ce6">
            <text:p>30 525</text:p>
          </table:table-cell>
          <table:table-cell table:number-columns-repeated="16375"/>
        </table:table-row>
        <table:table-row table:style-name="ro3">
          <table:table-cell office:value-type="float" office:value="2019" table:style-name="ce5">
            <text:p>2019</text:p>
          </table:table-cell>
          <table:table-cell office:value-type="float" office:value="29702" table:style-name="ce6">
            <text:p>29 702</text:p>
          </table:table-cell>
          <table:table-cell office:value-type="float" office:value="39320" table:style-name="ce6">
            <text:p>39 320</text:p>
          </table:table-cell>
          <table:table-cell office:value-type="float" office:value="54351" table:style-name="ce6">
            <text:p>54 351</text:p>
          </table:table-cell>
          <table:table-cell office:value-type="float" office:value="45631" table:style-name="ce6">
            <text:p>45 631</text:p>
          </table:table-cell>
          <table:table-cell office:value-type="float" office:value="22269" table:style-name="ce6">
            <text:p>22 269</text:p>
          </table:table-cell>
          <table:table-cell office:value-type="float" office:value="27995" table:style-name="ce6">
            <text:p>27 995</text:p>
          </table:table-cell>
          <table:table-cell office:value-type="float" office:value="36518" table:style-name="ce6">
            <text:p>36 518</text:p>
          </table:table-cell>
          <table:table-cell office:value-type="float" office:value="31557" table:style-name="ce6">
            <text:p>31 557</text:p>
          </table:table-cell>
          <table:table-cell table:number-columns-repeated="16375"/>
        </table:table-row>
        <table:table-row table:style-name="ro3">
          <table:table-cell office:value-type="float" office:value="2020" table:style-name="ce5">
            <text:p>2020</text:p>
          </table:table-cell>
          <table:table-cell office:value-type="float" office:value="30412" table:style-name="ce6">
            <text:p>30 412</text:p>
          </table:table-cell>
          <table:table-cell office:value-type="float" office:value="40415" table:style-name="ce6">
            <text:p>40 415</text:p>
          </table:table-cell>
          <table:table-cell office:value-type="float" office:value="56157" table:style-name="ce6">
            <text:p>56 157</text:p>
          </table:table-cell>
          <table:table-cell office:value-type="float" office:value="46974" table:style-name="ce6">
            <text:p>46 974</text:p>
          </table:table-cell>
          <table:table-cell office:value-type="float" office:value="23085" table:style-name="ce6">
            <text:p>23 085</text:p>
          </table:table-cell>
          <table:table-cell office:value-type="float" office:value="29074" table:style-name="ce6">
            <text:p>29 074</text:p>
          </table:table-cell>
          <table:table-cell office:value-type="float" office:value="37990" table:style-name="ce6">
            <text:p>37 990</text:p>
          </table:table-cell>
          <table:table-cell office:value-type="float" office:value="32755" table:style-name="ce6">
            <text:p>32 755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Veränderung 2019-2020, %</text:p>
          </table:table-cell>
          <table:table-cell office:value-type="float" office:value="2.3904114201063891" table:style-name="ce8">
            <text:p>2,4</text:p>
          </table:table-cell>
          <table:table-cell office:value-type="float" office:value="2.7848423194303251" table:style-name="ce8">
            <text:p>2,8</text:p>
          </table:table-cell>
          <table:table-cell office:value-type="float" office:value="3.3228459457967716" table:style-name="ce8">
            <text:p>3,3</text:p>
          </table:table-cell>
          <table:table-cell office:value-type="float" office:value="2.9431745962174887" table:style-name="ce8">
            <text:p>2,9</text:p>
          </table:table-cell>
          <table:table-cell office:value-type="float" office:value="3.6642866765458848" table:style-name="ce8">
            <text:p>3,7</text:p>
          </table:table-cell>
          <table:table-cell office:value-type="float" office:value="3.8542596892302043" table:style-name="ce8">
            <text:p>3,9</text:p>
          </table:table-cell>
          <table:table-cell office:value-type="float" office:value="4.0308888767183362" table:style-name="ce8">
            <text:p>4,0</text:p>
          </table:table-cell>
          <table:table-cell office:value-type="float" office:value="3.7963050987102775" table:style-name="ce8">
            <text:p>3,8</text:p>
          </table:table-cell>
          <table:table-cell table:number-columns-repeated="16375"/>
        </table:table-row>
        <table:table-row table:style-name="ro3">
          <table:table-cell table:style-name="ce9"/>
          <table:table-cell office:value-type="string" table:number-columns-spanned="8" table:number-rows-spanned="1" table:style-name="ce20">
            <text:p>Männer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office:value-type="float" office:value="2004" table:style-name="ce5">
            <text:p>2004</text:p>
          </table:table-cell>
          <table:table-cell office:value-type="float" office:value="25926" table:style-name="ce6">
            <text:p>25 926</text:p>
          </table:table-cell>
          <table:table-cell office:value-type="float" office:value="32884" table:style-name="ce6">
            <text:p>32 884</text:p>
          </table:table-cell>
          <table:table-cell office:value-type="float" office:value="45367" table:style-name="ce6">
            <text:p>45 367</text:p>
          </table:table-cell>
          <table:table-cell office:value-type="float" office:value="39879" table:style-name="ce6">
            <text:p>39 879</text:p>
          </table:table-cell>
          <table:table-cell office:value-type="float" office:value="18519" table:style-name="ce6">
            <text:p>18 519</text:p>
          </table:table-cell>
          <table:table-cell office:value-type="float" office:value="22658" table:style-name="ce6">
            <text:p>22 658</text:p>
          </table:table-cell>
          <table:table-cell office:value-type="float" office:value="29424" table:style-name="ce6">
            <text:p>29 424</text:p>
          </table:table-cell>
          <table:table-cell office:value-type="float" office:value="26618" table:style-name="ce6">
            <text:p>26 618</text:p>
          </table:table-cell>
          <table:table-cell table:number-columns-repeated="16375"/>
        </table:table-row>
        <table:table-row table:style-name="ro3">
          <table:table-cell office:value-type="float" office:value="2005" table:style-name="ce5">
            <text:p>2005</text:p>
          </table:table-cell>
          <table:table-cell office:value-type="float" office:value="26456" table:style-name="ce6">
            <text:p>26 456</text:p>
          </table:table-cell>
          <table:table-cell office:value-type="float" office:value="33769" table:style-name="ce6">
            <text:p>33 769</text:p>
          </table:table-cell>
          <table:table-cell office:value-type="float" office:value="46812" table:style-name="ce6">
            <text:p>46 812</text:p>
          </table:table-cell>
          <table:table-cell office:value-type="float" office:value="41066" table:style-name="ce6">
            <text:p>41 066</text:p>
          </table:table-cell>
          <table:table-cell office:value-type="float" office:value="19093" table:style-name="ce6">
            <text:p>19 093</text:p>
          </table:table-cell>
          <table:table-cell office:value-type="float" office:value="23401" table:style-name="ce6">
            <text:p>23 401</text:p>
          </table:table-cell>
          <table:table-cell office:value-type="float" office:value="30609" table:style-name="ce6">
            <text:p>30 609</text:p>
          </table:table-cell>
          <table:table-cell office:value-type="float" office:value="27548" table:style-name="ce6">
            <text:p>27 548</text:p>
          </table:table-cell>
          <table:table-cell table:number-columns-repeated="16375"/>
        </table:table-row>
        <table:table-row table:style-name="ro3">
          <table:table-cell office:value-type="float" office:value="2006" table:style-name="ce5">
            <text:p>2006</text:p>
          </table:table-cell>
          <table:table-cell office:value-type="float" office:value="27183" table:style-name="ce6">
            <text:p>27 183</text:p>
          </table:table-cell>
          <table:table-cell office:value-type="float" office:value="34879" table:style-name="ce6">
            <text:p>34 879</text:p>
          </table:table-cell>
          <table:table-cell office:value-type="float" office:value="48503" table:style-name="ce6">
            <text:p>48 503</text:p>
          </table:table-cell>
          <table:table-cell office:value-type="float" office:value="42445" table:style-name="ce6">
            <text:p>42 445</text:p>
          </table:table-cell>
          <table:table-cell office:value-type="float" office:value="19502" table:style-name="ce6">
            <text:p>19 502</text:p>
          </table:table-cell>
          <table:table-cell office:value-type="float" office:value="24021" table:style-name="ce6">
            <text:p>24 021</text:p>
          </table:table-cell>
          <table:table-cell office:value-type="float" office:value="31523" table:style-name="ce6">
            <text:p>31 523</text:p>
          </table:table-cell>
          <table:table-cell office:value-type="float" office:value="28317" table:style-name="ce6">
            <text:p>28 317</text:p>
          </table:table-cell>
          <table:table-cell table:number-columns-repeated="16375"/>
        </table:table-row>
        <table:table-row table:style-name="ro3">
          <table:table-cell office:value-type="float" office:value="2007" table:style-name="ce5">
            <text:p>2007</text:p>
          </table:table-cell>
          <table:table-cell office:value-type="float" office:value="27720" table:style-name="ce6">
            <text:p>27 720</text:p>
          </table:table-cell>
          <table:table-cell office:value-type="float" office:value="35674" table:style-name="ce6">
            <text:p>35 674</text:p>
          </table:table-cell>
          <table:table-cell office:value-type="float" office:value="49707" table:style-name="ce6">
            <text:p>49 707</text:p>
          </table:table-cell>
          <table:table-cell office:value-type="float" office:value="43563" table:style-name="ce6">
            <text:p>43 563</text:p>
          </table:table-cell>
          <table:table-cell office:value-type="float" office:value="19809" table:style-name="ce6">
            <text:p>19 809</text:p>
          </table:table-cell>
          <table:table-cell office:value-type="float" office:value="24488" table:style-name="ce6">
            <text:p>24 488</text:p>
          </table:table-cell>
          <table:table-cell office:value-type="float" office:value="32216" table:style-name="ce6">
            <text:p>32 216</text:p>
          </table:table-cell>
          <table:table-cell office:value-type="float" office:value="28979" table:style-name="ce6">
            <text:p>28 979</text:p>
          </table:table-cell>
          <table:table-cell table:number-columns-repeated="16375"/>
        </table:table-row>
        <table:table-row table:style-name="ro3">
          <table:table-cell office:value-type="float" office:value="2008" table:style-name="ce5">
            <text:p>2008</text:p>
          </table:table-cell>
          <table:table-cell office:value-type="float" office:value="28649" table:style-name="ce6">
            <text:p>28 649</text:p>
          </table:table-cell>
          <table:table-cell office:value-type="float" office:value="36893" table:style-name="ce6">
            <text:p>36 893</text:p>
          </table:table-cell>
          <table:table-cell office:value-type="float" office:value="51535" table:style-name="ce6">
            <text:p>51 535</text:p>
          </table:table-cell>
          <table:table-cell office:value-type="float" office:value="45111" table:style-name="ce6">
            <text:p>45 111</text:p>
          </table:table-cell>
          <table:table-cell office:value-type="float" office:value="20337" table:style-name="ce6">
            <text:p>20 337</text:p>
          </table:table-cell>
          <table:table-cell office:value-type="float" office:value="25143" table:style-name="ce6">
            <text:p>25 143</text:p>
          </table:table-cell>
          <table:table-cell office:value-type="float" office:value="33166" table:style-name="ce6">
            <text:p>33 166</text:p>
          </table:table-cell>
          <table:table-cell office:value-type="float" office:value="29833" table:style-name="ce6">
            <text:p>29 833</text:p>
          </table:table-cell>
          <table:table-cell table:number-columns-repeated="16375"/>
        </table:table-row>
        <table:table-row table:style-name="ro3">
          <table:table-cell office:value-type="float" office:value="2009" table:style-name="ce5">
            <text:p>2009</text:p>
          </table:table-cell>
          <table:table-cell office:value-type="float" office:value="29057" table:style-name="ce6">
            <text:p>29 057</text:p>
          </table:table-cell>
          <table:table-cell office:value-type="float" office:value="37510" table:style-name="ce6">
            <text:p>37 510</text:p>
          </table:table-cell>
          <table:table-cell office:value-type="float" office:value="52936" table:style-name="ce6">
            <text:p>52 936</text:p>
          </table:table-cell>
          <table:table-cell office:value-type="float" office:value="46002" table:style-name="ce6">
            <text:p>46 002</text:p>
          </table:table-cell>
          <table:table-cell office:value-type="float" office:value="21106" table:style-name="ce6">
            <text:p>21 106</text:p>
          </table:table-cell>
          <table:table-cell office:value-type="float" office:value="26114" table:style-name="ce6">
            <text:p>26 114</text:p>
          </table:table-cell>
          <table:table-cell office:value-type="float" office:value="34619" table:style-name="ce6">
            <text:p>34 619</text:p>
          </table:table-cell>
          <table:table-cell office:value-type="float" office:value="31054" table:style-name="ce6">
            <text:p>31 054</text:p>
          </table:table-cell>
          <table:table-cell table:number-columns-repeated="16375"/>
        </table:table-row>
        <table:table-row table:style-name="ro3">
          <table:table-cell office:value-type="float" office:value="2010" table:style-name="ce5">
            <text:p>2010</text:p>
          </table:table-cell>
          <table:table-cell office:value-type="float" office:value="29393" table:style-name="ce6">
            <text:p>29 393</text:p>
          </table:table-cell>
          <table:table-cell office:value-type="float" office:value="38056" table:style-name="ce6">
            <text:p>38 056</text:p>
          </table:table-cell>
          <table:table-cell office:value-type="float" office:value="53449" table:style-name="ce6">
            <text:p>53 449</text:p>
          </table:table-cell>
          <table:table-cell office:value-type="float" office:value="46494" table:style-name="ce6">
            <text:p>46 494</text:p>
          </table:table-cell>
          <table:table-cell office:value-type="float" office:value="21288" table:style-name="ce6">
            <text:p>21 288</text:p>
          </table:table-cell>
          <table:table-cell office:value-type="float" office:value="26402" table:style-name="ce6">
            <text:p>26 402</text:p>
          </table:table-cell>
          <table:table-cell office:value-type="float" office:value="34869" table:style-name="ce6">
            <text:p>34 869</text:p>
          </table:table-cell>
          <table:table-cell office:value-type="float" office:value="31259" table:style-name="ce6">
            <text:p>31 259</text:p>
          </table:table-cell>
          <table:table-cell table:number-columns-repeated="16375"/>
        </table:table-row>
        <table:table-row table:style-name="ro3">
          <table:table-cell office:value-type="float" office:value="2011" table:style-name="ce5">
            <text:p>2011</text:p>
          </table:table-cell>
          <table:table-cell office:value-type="float" office:value="29982" table:style-name="ce6">
            <text:p>29 982</text:p>
          </table:table-cell>
          <table:table-cell office:value-type="float" office:value="38776" table:style-name="ce6">
            <text:p>38 776</text:p>
          </table:table-cell>
          <table:table-cell office:value-type="float" office:value="54411" table:style-name="ce6">
            <text:p>54 411</text:p>
          </table:table-cell>
          <table:table-cell office:value-type="float" office:value="47413" table:style-name="ce6">
            <text:p>47 413</text:p>
          </table:table-cell>
          <table:table-cell office:value-type="float" office:value="21616" table:style-name="ce6">
            <text:p>21 616</text:p>
          </table:table-cell>
          <table:table-cell office:value-type="float" office:value="26777" table:style-name="ce6">
            <text:p>26 777</text:p>
          </table:table-cell>
          <table:table-cell office:value-type="float" office:value="35315" table:style-name="ce6">
            <text:p>35 315</text:p>
          </table:table-cell>
          <table:table-cell office:value-type="float" office:value="31698" table:style-name="ce6">
            <text:p>31 698</text:p>
          </table:table-cell>
          <table:table-cell table:number-columns-repeated="16375"/>
        </table:table-row>
        <table:table-row table:style-name="ro3">
          <table:table-cell office:value-type="float" office:value="2012" table:style-name="ce5">
            <text:p>2012</text:p>
          </table:table-cell>
          <table:table-cell office:value-type="float" office:value="30753" table:style-name="ce6">
            <text:p>30 753</text:p>
          </table:table-cell>
          <table:table-cell office:value-type="float" office:value="39848" table:style-name="ce6">
            <text:p>39 848</text:p>
          </table:table-cell>
          <table:table-cell office:value-type="float" office:value="55883" table:style-name="ce6">
            <text:p>55 883</text:p>
          </table:table-cell>
          <table:table-cell office:value-type="float" office:value="48637" table:style-name="ce6">
            <text:p>48 637</text:p>
          </table:table-cell>
          <table:table-cell office:value-type="float" office:value="22041" table:style-name="ce6">
            <text:p>22 041</text:p>
          </table:table-cell>
          <table:table-cell office:value-type="float" office:value="27323" table:style-name="ce6">
            <text:p>27 323</text:p>
          </table:table-cell>
          <table:table-cell office:value-type="float" office:value="36043" table:style-name="ce6">
            <text:p>36 043</text:p>
          </table:table-cell>
          <table:table-cell office:value-type="float" office:value="32365" table:style-name="ce6">
            <text:p>32 365</text:p>
          </table:table-cell>
          <table:table-cell table:number-columns-repeated="16375"/>
        </table:table-row>
        <table:table-row table:style-name="ro3">
          <table:table-cell office:value-type="float" office:value="2013" table:style-name="ce5">
            <text:p>2013</text:p>
          </table:table-cell>
          <table:table-cell office:value-type="float" office:value="31573" table:style-name="ce6">
            <text:p>31 573</text:p>
          </table:table-cell>
          <table:table-cell office:value-type="float" office:value="40858" table:style-name="ce6">
            <text:p>40 858</text:p>
          </table:table-cell>
          <table:table-cell office:value-type="float" office:value="57172" table:style-name="ce6">
            <text:p>57 172</text:p>
          </table:table-cell>
          <table:table-cell office:value-type="float" office:value="49732" table:style-name="ce6">
            <text:p>49 732</text:p>
          </table:table-cell>
          <table:table-cell office:value-type="float" office:value="22497" table:style-name="ce6">
            <text:p>22 497</text:p>
          </table:table-cell>
          <table:table-cell office:value-type="float" office:value="27849" table:style-name="ce6">
            <text:p>27 849</text:p>
          </table:table-cell>
          <table:table-cell office:value-type="float" office:value="36653" table:style-name="ce6">
            <text:p>36 653</text:p>
          </table:table-cell>
          <table:table-cell office:value-type="float" office:value="32871" table:style-name="ce6">
            <text:p>32 871</text:p>
          </table:table-cell>
          <table:table-cell table:number-columns-repeated="16375"/>
        </table:table-row>
        <table:table-row table:style-name="ro3">
          <table:table-cell office:value-type="float" office:value="2014" table:style-name="ce5">
            <text:p>2014</text:p>
          </table:table-cell>
          <table:table-cell office:value-type="float" office:value="32111" table:style-name="ce6">
            <text:p>32 111</text:p>
          </table:table-cell>
          <table:table-cell office:value-type="float" office:value="41556" table:style-name="ce6">
            <text:p>41 556</text:p>
          </table:table-cell>
          <table:table-cell office:value-type="float" office:value="58090" table:style-name="ce6">
            <text:p>58 090</text:p>
          </table:table-cell>
          <table:table-cell office:value-type="float" office:value="50502" table:style-name="ce6">
            <text:p>50 502</text:p>
          </table:table-cell>
          <table:table-cell office:value-type="float" office:value="22791" table:style-name="ce6">
            <text:p>22 791</text:p>
          </table:table-cell>
          <table:table-cell office:value-type="float" office:value="28210" table:style-name="ce6">
            <text:p>28 210</text:p>
          </table:table-cell>
          <table:table-cell office:value-type="float" office:value="37104" table:style-name="ce6">
            <text:p>37 104</text:p>
          </table:table-cell>
          <table:table-cell office:value-type="float" office:value="33230" table:style-name="ce6">
            <text:p>33 230</text:p>
          </table:table-cell>
          <table:table-cell table:number-columns-repeated="16375"/>
        </table:table-row>
        <table:table-row table:style-name="ro3">
          <table:table-cell office:value-type="float" office:value="2015" table:style-name="ce5">
            <text:p>2015</text:p>
          </table:table-cell>
          <table:table-cell office:value-type="float" office:value="32716" table:style-name="ce6">
            <text:p>32 716</text:p>
          </table:table-cell>
          <table:table-cell office:value-type="float" office:value="42364" table:style-name="ce6">
            <text:p>42 364</text:p>
          </table:table-cell>
          <table:table-cell office:value-type="float" office:value="59291" table:style-name="ce6">
            <text:p>59 291</text:p>
          </table:table-cell>
          <table:table-cell office:value-type="float" office:value="51558" table:style-name="ce6">
            <text:p>51 558</text:p>
          </table:table-cell>
          <table:table-cell office:value-type="float" office:value="23115" table:style-name="ce6">
            <text:p>23 115</text:p>
          </table:table-cell>
          <table:table-cell office:value-type="float" office:value="28618" table:style-name="ce6">
            <text:p>28 618</text:p>
          </table:table-cell>
          <table:table-cell office:value-type="float" office:value="37671" table:style-name="ce6">
            <text:p>37 671</text:p>
          </table:table-cell>
          <table:table-cell office:value-type="float" office:value="33741" table:style-name="ce6">
            <text:p>33 741</text:p>
          </table:table-cell>
          <table:table-cell table:number-columns-repeated="16375"/>
        </table:table-row>
        <table:table-row table:style-name="ro3">
          <table:table-cell office:value-type="float" office:value="2016" table:style-name="ce5">
            <text:p>2016</text:p>
          </table:table-cell>
          <table:table-cell office:value-type="float" office:value="33188" table:style-name="ce6">
            <text:p>33 188</text:p>
          </table:table-cell>
          <table:table-cell office:value-type="float" office:value="42964" table:style-name="ce6">
            <text:p>42 964</text:p>
          </table:table-cell>
          <table:table-cell office:value-type="float" office:value="60302" table:style-name="ce6">
            <text:p>60 302</text:p>
          </table:table-cell>
          <table:table-cell office:value-type="float" office:value="52529" table:style-name="ce6">
            <text:p>52 529</text:p>
          </table:table-cell>
          <table:table-cell office:value-type="float" office:value="24301" table:style-name="ce6">
            <text:p>24 301</text:p>
          </table:table-cell>
          <table:table-cell office:value-type="float" office:value="30158" table:style-name="ce6">
            <text:p>30 158</text:p>
          </table:table-cell>
          <table:table-cell office:value-type="float" office:value="39753" table:style-name="ce6">
            <text:p>39 753</text:p>
          </table:table-cell>
          <table:table-cell office:value-type="float" office:value="35503" table:style-name="ce6">
            <text:p>35 503</text:p>
          </table:table-cell>
          <table:table-cell table:number-columns-repeated="16375"/>
        </table:table-row>
        <table:table-row table:style-name="ro3">
          <table:table-cell office:value-type="float" office:value="2017" table:style-name="ce5">
            <text:p>2017</text:p>
          </table:table-cell>
          <table:table-cell office:value-type="float" office:value="33850" table:style-name="ce6">
            <text:p>33 850</text:p>
          </table:table-cell>
          <table:table-cell office:value-type="float" office:value="43838" table:style-name="ce6">
            <text:p>43 838</text:p>
          </table:table-cell>
          <table:table-cell office:value-type="float" office:value="61452" table:style-name="ce6">
            <text:p>61 452</text:p>
          </table:table-cell>
          <table:table-cell office:value-type="float" office:value="53516" table:style-name="ce6">
            <text:p>53 516</text:p>
          </table:table-cell>
          <table:table-cell office:value-type="float" office:value="24675" table:style-name="ce6">
            <text:p>24 675</text:p>
          </table:table-cell>
          <table:table-cell office:value-type="float" office:value="30636" table:style-name="ce6">
            <text:p>30 636</text:p>
          </table:table-cell>
          <table:table-cell office:value-type="float" office:value="40345" table:style-name="ce6">
            <text:p>40 345</text:p>
          </table:table-cell>
          <table:table-cell office:value-type="float" office:value="36033" table:style-name="ce6">
            <text:p>36 033</text:p>
          </table:table-cell>
          <table:table-cell table:number-columns-repeated="16375"/>
        </table:table-row>
        <table:table-row table:style-name="ro3">
          <table:table-cell office:value-type="float" office:value="2018" table:style-name="ce5">
            <text:p>2018</text:p>
          </table:table-cell>
          <table:table-cell office:value-type="float" office:value="34631" table:style-name="ce6">
            <text:p>34 631</text:p>
          </table:table-cell>
          <table:table-cell office:value-type="float" office:value="44766" table:style-name="ce6">
            <text:p>44 766</text:p>
          </table:table-cell>
          <table:table-cell office:value-type="float" office:value="62795" table:style-name="ce6">
            <text:p>62 795</text:p>
          </table:table-cell>
          <table:table-cell office:value-type="float" office:value="54645" table:style-name="ce6">
            <text:p>54 645</text:p>
          </table:table-cell>
          <table:table-cell office:value-type="float" office:value="25116" table:style-name="ce6">
            <text:p>25 116</text:p>
          </table:table-cell>
          <table:table-cell office:value-type="float" office:value="31139" table:style-name="ce6">
            <text:p>31 139</text:p>
          </table:table-cell>
          <table:table-cell office:value-type="float" office:value="41048" table:style-name="ce6">
            <text:p>41 048</text:p>
          </table:table-cell>
          <table:table-cell office:value-type="float" office:value="36659" table:style-name="ce6">
            <text:p>36 659</text:p>
          </table:table-cell>
          <table:table-cell table:number-columns-repeated="16375"/>
        </table:table-row>
        <table:table-row table:style-name="ro3">
          <table:table-cell office:value-type="float" office:value="2019" table:style-name="ce5">
            <text:p>2019</text:p>
          </table:table-cell>
          <table:table-cell office:value-type="float" office:value="35679" table:style-name="ce6">
            <text:p>35 679</text:p>
          </table:table-cell>
          <table:table-cell office:value-type="float" office:value="45900" table:style-name="ce6">
            <text:p>45 900</text:p>
          </table:table-cell>
          <table:table-cell office:value-type="float" office:value="64269" table:style-name="ce6">
            <text:p>64 269</text:p>
          </table:table-cell>
          <table:table-cell office:value-type="float" office:value="55986" table:style-name="ce6">
            <text:p>55 986</text:p>
          </table:table-cell>
          <table:table-cell office:value-type="float" office:value="25898" table:style-name="ce6">
            <text:p>25 898</text:p>
          </table:table-cell>
          <table:table-cell office:value-type="float" office:value="32126" table:style-name="ce6">
            <text:p>32 126</text:p>
          </table:table-cell>
          <table:table-cell office:value-type="float" office:value="42276" table:style-name="ce6">
            <text:p>42 276</text:p>
          </table:table-cell>
          <table:table-cell office:value-type="float" office:value="37723" table:style-name="ce6">
            <text:p>37 723</text:p>
          </table:table-cell>
          <table:table-cell table:number-columns-repeated="16375"/>
        </table:table-row>
        <table:table-row table:style-name="ro3">
          <table:table-cell office:value-type="float" office:value="2020" table:style-name="ce5">
            <text:p>2020</text:p>
          </table:table-cell>
          <table:table-cell office:value-type="float" office:value="36000" table:style-name="ce6">
            <text:p>36 000</text:p>
          </table:table-cell>
          <table:table-cell office:value-type="float" office:value="46292" table:style-name="ce6">
            <text:p>46 292</text:p>
          </table:table-cell>
          <table:table-cell office:value-type="float" office:value="64945" table:style-name="ce6">
            <text:p>64 945</text:p>
          </table:table-cell>
          <table:table-cell office:value-type="float" office:value="56622" table:style-name="ce6">
            <text:p>56 622</text:p>
          </table:table-cell>
          <table:table-cell office:value-type="float" office:value="26505" table:style-name="ce6">
            <text:p>26 505</text:p>
          </table:table-cell>
          <table:table-cell office:value-type="float" office:value="32803" table:style-name="ce6">
            <text:p>32 803</text:p>
          </table:table-cell>
          <table:table-cell office:value-type="float" office:value="43122" table:style-name="ce6">
            <text:p>43 122</text:p>
          </table:table-cell>
          <table:table-cell office:value-type="float" office:value="38536" table:style-name="ce6">
            <text:p>38 536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Veränderung 2019-2020, %</text:p>
          </table:table-cell>
          <table:table-cell office:value-type="float" office:value="0.89968889262590324" table:style-name="ce8">
            <text:p>0,9</text:p>
          </table:table-cell>
          <table:table-cell office:value-type="float" office:value="0.85403050108932632" table:style-name="ce8">
            <text:p>0,9</text:p>
          </table:table-cell>
          <table:table-cell office:value-type="float" office:value="1.0518290311036367" table:style-name="ce8">
            <text:p>1,1</text:p>
          </table:table-cell>
          <table:table-cell office:value-type="float" office:value="1.1359982852856092" table:style-name="ce8">
            <text:p>1,1</text:p>
          </table:table-cell>
          <table:table-cell office:value-type="float" office:value="2.3438103328442281" table:style-name="ce8">
            <text:p>2,3</text:p>
          </table:table-cell>
          <table:table-cell office:value-type="float" office:value="2.1073273983689234" table:style-name="ce8">
            <text:p>2,1</text:p>
          </table:table-cell>
          <table:table-cell office:value-type="float" office:value="2.0011353959693281" table:style-name="ce8">
            <text:p>2,0</text:p>
          </table:table-cell>
          <table:table-cell office:value-type="float" office:value="2.155183840097564" table:style-name="ce8">
            <text:p>2,2</text:p>
          </table:table-cell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23">
            <text:p>Q: STATISTIK AUSTRIA, Lohnsteuerdaten - Sozialstatistische Auswertungen. Erstellt am 17.12.2021. 1) Ohne Lehrlinge. - 2) Bruttojahresbezüge gemäß § 25 EStG. - 3) Bruttojahresbezüge gemäß § 25 EStG abzüglich der insgesamt einbehaltenen Sozialversicherungsbeiträge und abzüglich der insgesamt einbehaltenen Lohnsteuer (vor Arbeitnehmerveranlagung).</text:p>
          </table:table-cell>
          <table:covered-table-cell table:number-columns-repeated="8"/>
          <table:table-cell table:number-columns-repeated="16375"/>
        </table:table-row>
        <table:table-row table:number-rows-repeated="1048513" table:style-name="ro3">
          <table:table-cell table:number-columns-repeated="16384"/>
        </table:table-row>
      </table:table>
      <table:named-expressions>
        <table:named-range table:name="_f408d64f_STF_Fuss_1_CN1" table:cell-range-address="Tabelle1.$A$63:Tabelle1.$XFD$63" table:base-cell-address="Tabelle1.$A$1"/>
        <table:named-range table:name="_f408d64f_STF_Tabellenkopf_1_CN1" table:cell-range-address="Tabelle1.$A$2:Tabelle1.$XFD$5" table:base-cell-address="Tabelle1.$A$1"/>
        <table:named-range table:name="_f408d64f_STF_Titel_1_CN1" table:cell-range-address="Tabelle1.$A$1:Tabelle1.$XFD$1" table:base-cell-address="Tabelle1.$A$1"/>
        <table:named-range table:name="_f408d64f_STF_Vorspalte_1_CN1" table:cell-range-address="Tabelle1.$A$6:Tabelle1.$A$62" table:base-cell-address="Tabelle1.$A$1"/>
        <table:named-expression table:name="_f408d64f_STF_Zwischenueberschrift_1_CN1" table:expression="of:=[Tabelle1.$6:.$6]~[Tabelle1.$44:.$44]~[Tabelle1.$25:.$25]" table:base-cell-address="Tabelle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S Sans Serif" svg:font-family="&quot;MS Sans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Standard_32_2_32_2" style:display-name="Standard 2 2" style:family="table-cell" style:data-style-name="N0">
      <style:table-cell-properties style:vertical-align="automatic" fo:background-color="transparent"/>
      <style:text-properties fo:color="#000000"/>
    </style:style>
    <style:style style:name="Standard_32_2_32_3" style:display-name="Standard 2 3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  <style:style style:name="Standard_32_2_32_4" style:display-name="Standard 2 4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_32_2" style:display-name="Standard 3 2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  <style:style style:name="Standard_32_3_32_3" style:display-name="Standard 3 3" style:family="table-cell" style:data-style-name="N0">
      <style:table-cell-properties style:vertical-align="automatic" fo:background-color="transparent"/>
      <style:text-properties fo:color="#000000" fo:font-size="8pt" style:font-size-asian="8pt" style:font-size-complex="8pt"/>
    </style:style>
    <style:style style:name="Standard_32_3_32_4" style:display-name="Standard 3 4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Standard_32_4" style:display-name="Standard 4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Standard_32_5" style:display-name="Standard 5" style:family="table-cell" style:data-style-name="N0">
      <style:table-cell-properties style:vertical-align="automatic" fo:background-color="transparent"/>
    </style:style>
    <style:style style:name="Standard_32_6" style:display-name="Standard 6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CHEIKL Stefanie</meta:initial-creator>
    <dc:creator>BILGILI Serhan</dc:creator>
    <meta:creation-date>2014-03-11T07:53:14Z</meta:creation-date>
    <dc:date>2022-05-23T08:24:50Z</dc:date>
    <meta:print-date>2019-12-11T13:06:36Z</meta:print-date>
    <meta:editing-duration>PT0S</meta:editing-duration>
  </office:meta>
</office:document-meta>
</file>